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erif" svg:font-family="Droid Serif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style:writing-mode="lr-tb"/>
    </style:style>
    <style:style style:name="T1_1" style:family="text">
      <style:text-properties style:font-name="Droid Serif" style:font-name-asian="Droid Serif" style:font-name-complex="Droid Serif"/>
    </style:style>
    <style:style style:name="T1_2" style:family="text">
      <style:text-properties style:font-name="Droid Serif" style:font-name-asian="Droid Serif" style:font-name-complex="Droid Serif"/>
    </style:style>
    <style:style style:name="T1_3" style:family="text">
      <style:text-properties style:font-name="Droid Serif" style:font-name-asian="Droid Serif" style:font-name-complex="Droid Serif"/>
    </style:style>
    <style:style style:name="T1_4" style:family="text">
      <style:text-properties style:font-name="Droid Serif" style:font-name-asian="Droid Serif" style:font-name-complex="Droid Serif"/>
    </style:style>
    <style:style style:name="T1_5" style:family="text">
      <style:text-properties style:font-name="Droid Serif" style:font-name-asian="Droid Serif" style:font-name-complex="Droid Serif"/>
    </style:style>
    <style:style style:name="T1_6" style:family="text">
      <style:text-properties style:font-name="Droid Serif" style:font-name-asian="Droid Serif" style:font-name-complex="Droid Serif"/>
    </style:style>
    <style:style style:name="T1_7" style:family="text">
      <style:text-properties style:font-name="Droid Serif" style:font-name-asian="Droid Serif" style:font-name-complex="Droid Serif"/>
    </style:style>
    <style:style style:name="T1_8" style:family="text">
      <style:text-properties style:font-name="Droid Serif" style:font-name-asian="Droid Serif" style:font-name-complex="Droid Serif"/>
    </style:style>
    <style:style style:name="T1_9" style:family="text">
      <style:text-properties style:font-name="Droid Serif" style:font-name-asian="Droid Serif" style:font-name-complex="Droid Serif"/>
    </style:style>
    <style:style style:name="T1_10" style:family="text">
      <style:text-properties style:font-name="Droid Serif" style:font-name-asian="Droid Serif" style:font-name-complex="Droid Serif"/>
    </style:style>
    <style:style style:name="T1_11" style:family="text">
      <style:text-properties style:font-name="Droid Serif" style:font-name-asian="Droid Serif" style:font-name-complex="Droid Serif"/>
    </style:style>
    <style:style style:name="T1_12" style:family="text">
      <style:text-properties style:font-name="Droid Serif" style:font-name-asian="Droid Serif" style:font-name-complex="Droid Serif"/>
    </style:style>
    <style:style style:name="T1_13" style:family="text">
      <style:text-properties style:font-name="Droid Serif" style:font-name-asian="Droid Serif" style:font-name-complex="Droid Serif"/>
    </style:style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>
      <style:text-properties style:font-name="Droid Serif" style:font-name-asian="Droid Serif" style:font-name-complex="Droid Serif"/>
    </style:style>
    <style:style style:name="T2_2" style:family="text">
      <style:text-properties style:font-name="Droid Serif" style:font-name-asian="Droid Serif" style:font-name-complex="Droid Serif"/>
    </style:style>
    <style:style style:name="T2_3" style:family="text">
      <style:text-properties style:font-name="Droid Serif" style:font-name-asian="Droid Serif" style:font-name-complex="Droid Serif"/>
    </style:style>
    <style:style style:name="T2_4" style:family="text">
      <style:text-properties style:font-name="Droid Serif" style:font-name-asian="Droid Serif" style:font-name-complex="Droid Serif"/>
    </style:style>
    <style:style style:name="T2_5" style:family="text">
      <style:text-properties style:font-name="Droid Serif" style:font-name-asian="Droid Serif" style:font-name-complex="Droid Serif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>
      <style:text-properties style:font-name="Droid Serif" style:font-name-asian="Droid Serif" style:font-name-complex="Droid Serif"/>
    </style:style>
    <style:style style:name="T3_2" style:family="text">
      <style:text-properties style:font-name="Droid Serif" style:font-name-asian="Droid Serif" style:font-name-complex="Droid Serif"/>
    </style:style>
    <style:style style:name="T3_3" style:family="text">
      <style:text-properties style:font-name="Droid Serif" style:font-name-asian="Droid Serif" style:font-name-complex="Droid Serif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style:font-name="Droid Serif" style:font-name-asian="Droid Serif" style:font-name-complex="Droid Serif"/>
    </style:style>
    <style:style style:name="T4_2" style:family="text">
      <style:text-properties style:font-name="Droid Serif" style:font-name-asian="Droid Serif" style:font-name-complex="Droid Serif"/>
    </style:style>
    <style:style style:name="T4_3" style:family="text">
      <style:text-properties style:font-name="Droid Serif" style:font-name-asian="Droid Serif" style:font-name-complex="Droid Serif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style:font-name="Droid Serif" style:font-name-asian="Droid Serif" style:font-name-complex="Droid Serif"/>
    </style:style>
    <style:style style:name="T5_2" style:family="text">
      <style:text-properties style:font-name="Droid Serif" style:font-name-asian="Droid Serif" style:font-name-complex="Droid Serif"/>
    </style:style>
    <style:style style:name="T5_3" style:family="text">
      <style:text-properties style:font-name="Droid Serif" style:font-name-asian="Droid Serif" style:font-name-complex="Droid Serif"/>
    </style:style>
    <style:style style:name="T5_4" style:family="text">
      <style:text-properties style:font-name="Droid Serif" style:font-name-asian="Droid Serif" style:font-name-complex="Droid Serif"/>
    </style:style>
    <style:style style:name="T5_5" style:family="text">
      <style:text-properties style:font-name="Droid Serif" style:font-name-asian="Droid Serif" style:font-name-complex="Droid Serif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style:font-name="Droid Serif" style:font-name-asian="Droid Serif" style:font-name-complex="Droid Serif"/>
    </style:style>
    <style:style style:name="T6_2" style:family="text">
      <style:text-properties style:font-name="Droid Serif" style:font-name-asian="Droid Serif" style:font-name-complex="Droid Serif"/>
    </style:style>
    <style:style style:name="T6_3" style:family="text">
      <style:text-properties style:font-name="Droid Serif" style:font-name-asian="Droid Serif" style:font-name-complex="Droid Serif"/>
    </style:style>
    <style:style style:name="T6_4" style:family="text">
      <style:text-properties style:font-name="Droid Serif" style:font-name-asian="Droid Serif" style:font-name-complex="Droid Serif"/>
    </style:style>
    <style:style style:name="T6_5" style:family="text">
      <style:text-properties style:font-name="Droid Serif" style:font-name-asian="Droid Serif" style:font-name-complex="Droid Serif"/>
    </style:style>
    <style:style style:name="T6_6" style:family="text">
      <style:text-properties style:font-name="Droid Serif" style:font-name-asian="Droid Serif" style:font-name-complex="Droid Serif"/>
    </style:style>
    <style:style style:name="T6_7" style:family="text">
      <style:text-properties style:font-name="Droid Serif" style:font-name-asian="Droid Serif" style:font-name-complex="Droid Serif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style:font-name="Droid Serif" style:font-name-asian="Droid Serif" style:font-name-complex="Droid Serif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style:font-name="Droid Serif" style:font-name-asian="Droid Serif" style:font-name-complex="Droid Serif"/>
    </style:style>
    <style:style style:name="T8_2" style:family="text">
      <style:text-properties style:font-name="Droid Serif" style:font-name-asian="Droid Serif" style:font-name-complex="Droid Serif"/>
    </style:style>
    <style:style style:name="T8_3" style:family="text">
      <style:text-properties style:font-name="Droid Serif" style:font-name-asian="Droid Serif" style:font-name-complex="Droid Serif"/>
    </style:style>
    <style:style style:name="T8_4" style:family="text">
      <style:text-properties style:font-name="Droid Serif" style:font-name-asian="Droid Serif" style:font-name-complex="Droid Serif"/>
    </style:style>
    <style:style style:name="T8_5" style:family="text">
      <style:text-properties style:font-name="Droid Serif" style:font-name-asian="Droid Serif" style:font-name-complex="Droid Serif"/>
    </style:style>
    <style:style style:name="T8_6" style:family="text">
      <style:text-properties style:font-name="Droid Serif" style:font-name-asian="Droid Serif" style:font-name-complex="Droid Serif"/>
    </style:style>
    <style:style style:name="T8_7" style:family="text">
      <style:text-properties style:font-name="Droid Serif" style:font-name-asian="Droid Serif" style:font-name-complex="Droid Serif"/>
    </style:style>
    <style:style style:name="T8_8" style:family="text">
      <style:text-properties style:font-name="Droid Serif" style:font-name-asian="Droid Serif" style:font-name-complex="Droid Serif"/>
    </style:style>
    <style:style style:name="T8_9" style:family="text">
      <style:text-properties style:font-name="Droid Serif" style:font-name-asian="Droid Serif" style:font-name-complex="Droid Serif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style:font-name="Droid Serif" style:font-name-asian="Droid Serif" style:font-name-complex="Droid Serif"/>
    </style:style>
    <style:style style:name="T9_2" style:family="text">
      <style:text-properties style:font-name="Droid Serif" style:font-name-asian="Droid Serif" style:font-name-complex="Droid Serif"/>
    </style:style>
    <style:style style:name="T9_3" style:family="text">
      <style:text-properties style:font-name="Droid Serif" style:font-name-asian="Droid Serif" style:font-name-complex="Droid Serif"/>
    </style:style>
    <style:style style:name="T9_4" style:family="text">
      <style:text-properties style:font-name="Droid Serif" style:font-name-asian="Droid Serif" style:font-name-complex="Droid Serif"/>
    </style:style>
    <style:style style:name="T9_5" style:family="text">
      <style:text-properties style:font-name="Droid Serif" style:font-name-asian="Droid Serif" style:font-name-complex="Droid Serif"/>
    </style:style>
    <style:style style:name="T9_6" style:family="text">
      <style:text-properties style:font-name="Droid Serif" style:font-name-asian="Droid Serif" style:font-name-complex="Droid Serif"/>
    </style:style>
    <style:style style:name="T9_7" style:family="text">
      <style:text-properties style:font-name="Droid Serif" style:font-name-asian="Droid Serif" style:font-name-complex="Droid Serif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style:font-name="Droid Serif" style:font-name-asian="Droid Serif" style:font-name-complex="Droid Serif"/>
    </style:style>
    <style:style style:name="T10_2" style:family="text">
      <style:text-properties style:font-name="Droid Serif" style:font-name-asian="Droid Serif" style:font-name-complex="Droid Serif"/>
    </style:style>
    <style:style style:name="T10_3" style:family="text">
      <style:text-properties style:font-name="Droid Serif" style:font-name-asian="Droid Serif" style:font-name-complex="Droid Serif"/>
    </style:style>
    <style:style style:name="T10_4" style:family="text">
      <style:text-properties style:font-name="Droid Serif" style:font-name-asian="Droid Serif" style:font-name-complex="Droid Serif"/>
    </style:style>
    <style:style style:name="T10_5" style:family="text">
      <style:text-properties style:font-name="Droid Serif" style:font-name-asian="Droid Serif" style:font-name-complex="Droid Serif"/>
    </style:style>
    <style:style style:name="T10_6" style:family="text">
      <style:text-properties style:font-name="Droid Serif" style:font-name-asian="Droid Serif" style:font-name-complex="Droid Serif"/>
    </style:style>
    <style:style style:name="T10_7" style:family="text">
      <style:text-properties style:font-name="Droid Serif" style:font-name-asian="Droid Serif" style:font-name-complex="Droid Serif"/>
    </style:style>
    <style:style style:name="T10_8" style:family="text">
      <style:text-properties style:font-name="Droid Serif" style:font-name-asian="Droid Serif" style:font-name-complex="Droid Serif"/>
    </style:style>
    <style:style style:name="T10_9" style:family="text">
      <style:text-properties style:font-name="Droid Serif" style:font-name-asian="Droid Serif" style:font-name-complex="Droid Serif"/>
    </style:style>
    <style:style style:name="T10_10" style:family="text">
      <style:text-properties style:font-name="Droid Serif" style:font-name-asian="Droid Serif" style:font-name-complex="Droid Serif"/>
    </style:style>
    <style:style style:name="T10_11" style:family="text">
      <style:text-properties style:font-name="Droid Serif" style:font-name-asian="Droid Serif" style:font-name-complex="Droid Serif"/>
    </style:style>
    <style:style style:name="T10_12" style:family="text">
      <style:text-properties style:font-name="Droid Serif" style:font-name-asian="Droid Serif" style:font-name-complex="Droid Serif"/>
    </style:style>
    <style:style style:name="T10_13" style:family="text">
      <style:text-properties style:font-name="Droid Serif" style:font-name-asian="Droid Serif" style:font-name-complex="Droid Serif"/>
    </style:style>
    <style:style style:name="T10_14" style:family="text">
      <style:text-properties style:font-name="Droid Serif" style:font-name-asian="Droid Serif" style:font-name-complex="Droid Serif"/>
    </style:style>
    <style:style style:name="T10_15" style:family="text">
      <style:text-properties style:font-name="Droid Serif" style:font-name-asian="Droid Serif" style:font-name-complex="Droid Serif"/>
    </style:style>
    <style:style style:name="T10_16" style:family="text">
      <style:text-properties style:font-name="Droid Serif" style:font-name-asian="Droid Serif" style:font-name-complex="Droid Serif"/>
    </style:style>
    <style:style style:name="T10_17" style:family="text">
      <style:text-properties style:font-name="Droid Serif" style:font-name-asian="Droid Serif" style:font-name-complex="Droid Serif"/>
    </style:style>
    <style:style style:name="T10_18" style:family="text">
      <style:text-properties style:font-name="Droid Serif" style:font-name-asian="Droid Serif" style:font-name-complex="Droid Serif"/>
    </style:style>
    <style:style style:name="T10_19" style:family="text">
      <style:text-properties style:font-name="Droid Serif" style:font-name-asian="Droid Serif" style:font-name-complex="Droid Serif"/>
    </style:style>
    <style:style style:name="T10_20" style:family="text">
      <style:text-properties style:font-name="Droid Serif" style:font-name-asian="Droid Serif" style:font-name-complex="Droid Serif"/>
    </style:style>
    <style:style style:name="T10_21" style:family="text">
      <style:text-properties style:font-name="Droid Serif" style:font-name-asian="Droid Serif" style:font-name-complex="Droid Serif"/>
    </style:style>
    <style:style style:name="T10_22" style:family="text">
      <style:text-properties style:font-name="Droid Serif" style:font-name-asian="Droid Serif" style:font-name-complex="Droid Serif"/>
    </style:style>
    <style:style style:name="T10_23" style:family="text">
      <style:text-properties style:font-name="Droid Serif" style:font-name-asian="Droid Serif" style:font-name-complex="Droid Serif"/>
    </style:style>
    <style:style style:name="T10_24" style:family="text">
      <style:text-properties style:font-name="Droid Serif" style:font-name-asian="Droid Serif" style:font-name-complex="Droid Serif"/>
    </style:style>
    <style:style style:name="T10_25" style:family="text">
      <style:text-properties style:font-name="Droid Serif" style:font-name-asian="Droid Serif" style:font-name-complex="Droid Serif"/>
    </style:style>
    <style:style style:name="T10_26" style:family="text">
      <style:text-properties style:font-name="Droid Serif" style:font-name-asian="Droid Serif" style:font-name-complex="Droid Serif"/>
    </style:style>
    <style:style style:name="T10_27" style:family="text">
      <style:text-properties style:font-name="Droid Serif" style:font-name-asian="Droid Serif" style:font-name-complex="Droid Serif"/>
    </style:style>
    <style:style style:name="T10_28" style:family="text">
      <style:text-properties style:font-name="Droid Serif" style:font-name-asian="Droid Serif" style:font-name-complex="Droid Serif"/>
    </style:style>
    <style:style style:name="T10_29" style:family="text">
      <style:text-properties style:font-name="Droid Serif" style:font-name-asian="Droid Serif" style:font-name-complex="Droid Serif"/>
    </style:style>
    <style:style style:name="T10_30" style:family="text">
      <style:text-properties style:font-name="Droid Serif" style:font-name-asian="Droid Serif" style:font-name-complex="Droid Serif"/>
    </style:style>
    <style:style style:name="T10_31" style:family="text">
      <style:text-properties style:font-name="Droid Serif" style:font-name-asian="Droid Serif" style:font-name-complex="Droid Serif"/>
    </style:style>
    <style:style style:name="T10_32" style:family="text">
      <style:text-properties style:font-name="Droid Serif" style:font-name-asian="Droid Serif" style:font-name-complex="Droid Serif"/>
    </style:style>
    <style:style style:name="T10_33" style:family="text">
      <style:text-properties style:font-name="Droid Serif" style:font-name-asian="Droid Serif" style:font-name-complex="Droid Serif"/>
    </style:style>
    <style:style style:name="T10_34" style:family="text">
      <style:text-properties style:font-name="Droid Serif" style:font-name-asian="Droid Serif" style:font-name-complex="Droid Serif"/>
    </style:style>
    <style:style style:name="T10_35" style:family="text">
      <style:text-properties style:font-name="Droid Serif" style:font-name-asian="Droid Serif" style:font-name-complex="Droid Serif"/>
    </style:style>
    <style:style style:name="T10_36" style:family="text">
      <style:text-properties style:font-name="Droid Serif" style:font-name-asian="Droid Serif" style:font-name-complex="Droid Serif"/>
    </style:style>
    <style:style style:name="T10_37" style:family="text">
      <style:text-properties style:font-name="Droid Serif" style:font-name-asian="Droid Serif" style:font-name-complex="Droid Serif"/>
    </style:style>
    <style:style style:name="T10_38" style:family="text">
      <style:text-properties style:font-name="Droid Serif" style:font-name-asian="Droid Serif" style:font-name-complex="Droid Serif"/>
    </style:style>
    <style:style style:name="T10_39" style:family="text">
      <style:text-properties style:font-name="Droid Serif" style:font-name-asian="Droid Serif" style:font-name-complex="Droid Serif"/>
    </style:style>
    <style:style style:name="T10_40" style:family="text">
      <style:text-properties style:font-name="Droid Serif" style:font-name-asian="Droid Serif" style:font-name-complex="Droid Serif"/>
    </style:style>
    <style:style style:name="T10_41" style:family="text">
      <style:text-properties style:font-name="Droid Serif" style:font-name-asian="Droid Serif" style:font-name-complex="Droid Serif"/>
    </style:style>
    <style:style style:name="T10_42" style:family="text">
      <style:text-properties style:font-name="Droid Serif" style:font-name-asian="Droid Serif" style:font-name-complex="Droid Serif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style:font-name="Droid Serif" style:font-name-asian="Droid Serif" style:font-name-complex="Droid Serif"/>
    </style:style>
    <style:style style:name="T11_2" style:family="text">
      <style:text-properties style:font-name="Droid Serif" style:font-name-asian="Droid Serif" style:font-name-complex="Droid Serif"/>
    </style:style>
    <style:style style:name="T11_3" style:family="text">
      <style:text-properties style:font-name="Droid Serif" style:font-name-asian="Droid Serif" style:font-name-complex="Droid Serif"/>
    </style:style>
    <style:style style:name="T11_4" style:family="text">
      <style:text-properties style:font-name="Droid Serif" style:font-name-asian="Droid Serif" style:font-name-complex="Droid Serif"/>
    </style:style>
    <style:style style:name="T11_5" style:family="text">
      <style:text-properties style:font-name="Droid Serif" style:font-name-asian="Droid Serif" style:font-name-complex="Droid Serif"/>
    </style:style>
    <style:style style:name="T11_6" style:family="text">
      <style:text-properties style:font-name="Droid Serif" style:font-name-asian="Droid Serif" style:font-name-complex="Droid Serif"/>
    </style:style>
    <style:style style:name="T11_7" style:family="text">
      <style:text-properties style:font-name="Droid Serif" style:font-name-asian="Droid Serif" style:font-name-complex="Droid Serif"/>
    </style:style>
    <style:style style:name="T11_8" style:family="text">
      <style:text-properties style:font-name="Droid Serif" style:font-name-asian="Droid Serif" style:font-name-complex="Droid Serif"/>
    </style:style>
    <style:style style:name="T11_9" style:family="text">
      <style:text-properties style:font-name="Droid Serif" style:font-name-asian="Droid Serif" style:font-name-complex="Droid Serif"/>
    </style:style>
    <style:style style:name="T11_10" style:family="text">
      <style:text-properties style:font-name="Droid Serif" style:font-name-asian="Droid Serif" style:font-name-complex="Droid Serif"/>
    </style:style>
    <style:style style:name="T11_11" style:family="text">
      <style:text-properties style:font-name="Droid Serif" style:font-name-asian="Droid Serif" style:font-name-complex="Droid Serif"/>
    </style:style>
    <style:style style:name="T11_12" style:family="text">
      <style:text-properties style:font-name="Droid Serif" style:font-name-asian="Droid Serif" style:font-name-complex="Droid Serif"/>
    </style:style>
    <style:style style:name="T11_13" style:family="text">
      <style:text-properties style:font-name="Droid Serif" style:font-name-asian="Droid Serif" style:font-name-complex="Droid Serif"/>
    </style:style>
    <style:style style:name="T11_14" style:family="text">
      <style:text-properties style:font-name="Droid Serif" style:font-name-asian="Droid Serif" style:font-name-complex="Droid Serif"/>
    </style:style>
    <style:style style:name="T11_15" style:family="text">
      <style:text-properties style:font-name="Droid Serif" style:font-name-asian="Droid Serif" style:font-name-complex="Droid Serif"/>
    </style:style>
    <style:style style:name="T11_16" style:family="text">
      <style:text-properties style:font-name="Droid Serif" style:font-name-asian="Droid Serif" style:font-name-complex="Droid Serif"/>
    </style:style>
    <style:style style:name="T11_17" style:family="text">
      <style:text-properties style:font-name="Droid Serif" style:font-name-asian="Droid Serif" style:font-name-complex="Droid Serif"/>
    </style:style>
    <style:style style:name="T11_18" style:family="text">
      <style:text-properties style:font-name="Droid Serif" style:font-name-asian="Droid Serif" style:font-name-complex="Droid Serif"/>
    </style:style>
    <style:style style:name="T11_19" style:family="text">
      <style:text-properties style:font-name="Droid Serif" style:font-name-asian="Droid Serif" style:font-name-complex="Droid Serif"/>
    </style:style>
    <style:style style:name="T11_20" style:family="text">
      <style:text-properties style:font-name="Droid Serif" style:font-name-asian="Droid Serif" style:font-name-complex="Droid Serif"/>
    </style:style>
    <style:style style:name="T11_21" style:family="text">
      <style:text-properties style:font-name="Droid Serif" style:font-name-asian="Droid Serif" style:font-name-complex="Droid Serif"/>
    </style:style>
    <style:style style:name="T11_22" style:family="text">
      <style:text-properties style:font-name="Droid Serif" style:font-name-asian="Droid Serif" style:font-name-complex="Droid Serif"/>
    </style:style>
    <style:style style:name="T11_23" style:family="text">
      <style:text-properties style:font-name="Droid Serif" style:font-name-asian="Droid Serif" style:font-name-complex="Droid Serif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style:font-name="Droid Serif" style:font-name-asian="Droid Serif" style:font-name-complex="Droid Serif"/>
    </style:style>
    <style:style style:name="T12_2" style:family="text">
      <style:text-properties style:font-name="Droid Serif" style:font-name-asian="Droid Serif" style:font-name-complex="Droid Serif"/>
    </style:style>
    <style:style style:name="T12_3" style:family="text">
      <style:text-properties style:font-name="Droid Serif" style:font-name-asian="Droid Serif" style:font-name-complex="Droid Serif"/>
    </style:style>
    <style:style style:name="T12_4" style:family="text">
      <style:text-properties style:font-name="Droid Serif" style:font-name-asian="Droid Serif" style:font-name-complex="Droid Serif"/>
    </style:style>
    <style:style style:name="T12_5" style:family="text">
      <style:text-properties style:font-name="Droid Serif" style:font-name-asian="Droid Serif" style:font-name-complex="Droid Serif"/>
    </style:style>
    <style:style style:name="T12_6" style:family="text">
      <style:text-properties style:font-name="Droid Serif" style:font-name-asian="Droid Serif" style:font-name-complex="Droid Serif"/>
    </style:style>
    <style:style style:name="T12_7" style:family="text">
      <style:text-properties style:font-name="Droid Serif" style:font-name-asian="Droid Serif" style:font-name-complex="Droid Serif"/>
    </style:style>
    <style:style style:name="T12_8" style:family="text">
      <style:text-properties style:font-name="Droid Serif" style:font-name-asian="Droid Serif" style:font-name-complex="Droid Serif"/>
    </style:style>
    <style:style style:name="T12_9" style:family="text">
      <style:text-properties style:font-name="Droid Serif" style:font-name-asian="Droid Serif" style:font-name-complex="Droid Serif"/>
    </style:style>
    <style:style style:name="T12_10" style:family="text">
      <style:text-properties style:font-name="Droid Serif" style:font-name-asian="Droid Serif" style:font-name-complex="Droid Serif"/>
    </style:style>
    <style:style style:name="T12_11" style:family="text">
      <style:text-properties style:font-name="Droid Serif" style:font-name-asian="Droid Serif" style:font-name-complex="Droid Serif"/>
    </style:style>
    <style:style style:name="T12_12" style:family="text">
      <style:text-properties style:font-name="Droid Serif" style:font-name-asian="Droid Serif" style:font-name-complex="Droid Serif"/>
    </style:style>
    <style:style style:name="T12_13" style:family="text">
      <style:text-properties style:font-name="Droid Serif" style:font-name-asian="Droid Serif" style:font-name-complex="Droid Serif"/>
    </style:style>
    <style:style style:name="T12_14" style:family="text">
      <style:text-properties style:font-name="Droid Serif" style:font-name-asian="Droid Serif" style:font-name-complex="Droid Serif"/>
    </style:style>
    <style:style style:name="T12_15" style:family="text">
      <style:text-properties style:font-name="Droid Serif" style:font-name-asian="Droid Serif" style:font-name-complex="Droid Serif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style:font-name="Droid Serif" style:font-name-asian="Droid Serif" style:font-name-complex="Droid Serif"/>
    </style:style>
    <style:style style:name="T13_2" style:family="text">
      <style:text-properties style:font-name="Droid Serif" style:font-name-asian="Droid Serif" style:font-name-complex="Droid Serif"/>
    </style:style>
    <style:style style:name="T13_3" style:family="text">
      <style:text-properties style:font-name="Droid Serif" style:font-name-asian="Droid Serif" style:font-name-complex="Droid Serif"/>
    </style:style>
    <style:style style:name="T13_4" style:family="text">
      <style:text-properties style:font-name="Droid Serif" style:font-name-asian="Droid Serif" style:font-name-complex="Droid Serif"/>
    </style:style>
    <style:style style:name="T13_5" style:family="text">
      <style:text-properties style:font-name="Droid Serif" style:font-name-asian="Droid Serif" style:font-name-complex="Droid Serif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style:font-name="Droid Serif" style:font-name-asian="Droid Serif" style:font-name-complex="Droid Serif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style:font-name="Droid Serif" style:font-name-asian="Droid Serif" style:font-name-complex="Droid Serif"/>
    </style:style>
    <style:style style:name="T15_2" style:family="text">
      <style:text-properties style:font-name="Droid Serif" style:font-name-asian="Droid Serif" style:font-name-complex="Droid Serif"/>
    </style:style>
    <style:style style:name="T15_3" style:family="text">
      <style:text-properties style:font-name="Droid Serif" style:font-name-asian="Droid Serif" style:font-name-complex="Droid Serif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style:font-name="Droid Serif" style:font-name-asian="Droid Serif" style:font-name-complex="Droid Serif"/>
    </style:style>
    <style:style style:name="T16_2" style:family="text">
      <style:text-properties style:font-name="Droid Serif" style:font-name-asian="Droid Serif" style:font-name-complex="Droid Serif"/>
    </style:style>
    <style:style style:name="T16_3" style:family="text">
      <style:text-properties style:font-name="Droid Serif" style:font-name-asian="Droid Serif" style:font-name-complex="Droid Serif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style:font-name="Droid Serif" style:font-name-asian="Droid Serif" style:font-name-complex="Droid Serif"/>
    </style:style>
    <style:style style:name="T17_2" style:family="text">
      <style:text-properties style:font-name="Droid Serif" style:font-name-asian="Droid Serif" style:font-name-complex="Droid Serif"/>
    </style:style>
    <style:style style:name="T17_3" style:family="text">
      <style:text-properties style:font-name="Droid Serif" style:font-name-asian="Droid Serif" style:font-name-complex="Droid Serif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style:font-name="Droid Serif" style:font-name-asian="Droid Serif" style:font-name-complex="Droid Serif"/>
    </style:style>
    <style:style style:name="T18_2" style:family="text">
      <style:text-properties style:font-name="Droid Serif" style:font-name-asian="Droid Serif" style:font-name-complex="Droid Serif"/>
    </style:style>
    <style:style style:name="T18_3" style:family="text">
      <style:text-properties style:font-name="Droid Serif" style:font-name-asian="Droid Serif" style:font-name-complex="Droid Serif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style:font-name="Droid Serif" style:font-name-asian="Droid Serif" style:font-name-complex="Droid Serif"/>
    </style:style>
    <style:style style:name="T19_2" style:family="text">
      <style:text-properties style:font-name="Droid Serif" style:font-name-asian="Droid Serif" style:font-name-complex="Droid Serif"/>
    </style:style>
    <style:style style:name="T19_3" style:family="text">
      <style:text-properties style:font-name="Droid Serif" style:font-name-asian="Droid Serif" style:font-name-complex="Droid Serif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style:font-name="Droid Serif" style:font-name-asian="Droid Serif" style:font-name-complex="Droid Serif"/>
    </style:style>
    <style:style style:name="T20_2" style:family="text">
      <style:text-properties style:font-name="Droid Serif" style:font-name-asian="Droid Serif" style:font-name-complex="Droid Serif"/>
    </style:style>
    <style:style style:name="T20_3" style:family="text">
      <style:text-properties style:font-name="Droid Serif" style:font-name-asian="Droid Serif" style:font-name-complex="Droid Serif"/>
    </style:style>
    <style:style style:name="T20_4" style:family="text">
      <style:text-properties style:font-name="Droid Serif" style:font-name-asian="Droid Serif" style:font-name-complex="Droid Serif"/>
    </style:style>
    <style:style style:name="T20_5" style:family="text">
      <style:text-properties style:font-name="Droid Serif" style:font-name-asian="Droid Serif" style:font-name-complex="Droid Serif"/>
    </style:style>
    <style:style style:name="T20_6" style:family="text">
      <style:text-properties style:font-name="Droid Serif" style:font-name-asian="Droid Serif" style:font-name-complex="Droid Serif"/>
    </style:style>
    <style:style style:name="T20_7" style:family="text">
      <style:text-properties style:font-name="Droid Serif" style:font-name-asian="Droid Serif" style:font-name-complex="Droid Serif"/>
    </style:style>
    <style:style style:name="T20_8" style:family="text">
      <style:text-properties style:font-name="Droid Serif" style:font-name-asian="Droid Serif" style:font-name-complex="Droid Serif"/>
    </style:style>
    <style:style style:name="T20_9" style:family="text">
      <style:text-properties style:font-name="Droid Serif" style:font-name-asian="Droid Serif" style:font-name-complex="Droid Serif"/>
    </style:style>
    <style:style style:name="T20_10" style:family="text">
      <style:text-properties style:font-name="Droid Serif" style:font-name-asian="Droid Serif" style:font-name-complex="Droid Serif"/>
    </style:style>
    <style:style style:name="T20_11" style:family="text">
      <style:text-properties style:font-name="Droid Serif" style:font-name-asian="Droid Serif" style:font-name-complex="Droid Serif"/>
    </style:style>
    <style:style style:name="T20_12" style:family="text">
      <style:text-properties style:font-name="Droid Serif" style:font-name-asian="Droid Serif" style:font-name-complex="Droid Serif"/>
    </style:style>
    <style:style style:name="T20_13" style:family="text">
      <style:text-properties style:font-name="Droid Serif" style:font-name-asian="Droid Serif" style:font-name-complex="Droid Serif"/>
    </style:style>
    <style:style style:name="T20_14" style:family="text">
      <style:text-properties style:font-name="Droid Serif" style:font-name-asian="Droid Serif" style:font-name-complex="Droid Serif"/>
    </style:style>
    <style:style style:name="T20_15" style:family="text">
      <style:text-properties style:font-name="Droid Serif" style:font-name-asian="Droid Serif" style:font-name-complex="Droid Serif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style:font-name="Droid Serif" style:font-name-asian="Droid Serif" style:font-name-complex="Droid Serif"/>
    </style:style>
    <style:style style:name="T21_2" style:family="text">
      <style:text-properties style:font-name="Droid Serif" style:font-name-asian="Droid Serif" style:font-name-complex="Droid Serif"/>
    </style:style>
    <style:style style:name="T21_3" style:family="text">
      <style:text-properties style:font-name="Droid Serif" style:font-name-asian="Droid Serif" style:font-name-complex="Droid Serif"/>
    </style:style>
    <style:style style:name="T21_4" style:family="text">
      <style:text-properties style:font-name="Droid Serif" style:font-name-asian="Droid Serif" style:font-name-complex="Droid Serif"/>
    </style:style>
    <style:style style:name="T21_5" style:family="text">
      <style:text-properties style:font-name="Droid Serif" style:font-name-asian="Droid Serif" style:font-name-complex="Droid Serif"/>
    </style:style>
    <style:style style:name="T21_6" style:family="text">
      <style:text-properties style:font-name="Droid Serif" style:font-name-asian="Droid Serif" style:font-name-complex="Droid Serif"/>
    </style:style>
    <style:style style:name="T21_7" style:family="text">
      <style:text-properties style:font-name="Droid Serif" style:font-name-asian="Droid Serif" style:font-name-complex="Droid Serif"/>
    </style:style>
    <style:style style:name="T21_8" style:family="text">
      <style:text-properties style:font-name="Droid Serif" style:font-name-asian="Droid Serif" style:font-name-complex="Droid Serif"/>
    </style:style>
    <style:style style:name="T21_9" style:family="text">
      <style:text-properties style:font-name="Droid Serif" style:font-name-asian="Droid Serif" style:font-name-complex="Droid Serif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style:font-name="Droid Serif" style:font-name-asian="Droid Serif" style:font-name-complex="Droid Serif"/>
    </style:style>
    <style:style style:name="T22_2" style:family="text">
      <style:text-properties style:font-name="Droid Serif" style:font-name-asian="Droid Serif" style:font-name-complex="Droid Serif"/>
    </style:style>
    <style:style style:name="T22_3" style:family="text">
      <style:text-properties style:font-name="Droid Serif" style:font-name-asian="Droid Serif" style:font-name-complex="Droid Serif"/>
    </style:style>
    <style:style style:name="T22_4" style:family="text">
      <style:text-properties style:font-name="Droid Serif" style:font-name-asian="Droid Serif" style:font-name-complex="Droid Serif"/>
    </style:style>
    <style:style style:name="T22_5" style:family="text">
      <style:text-properties style:font-name="Droid Serif" style:font-name-asian="Droid Serif" style:font-name-complex="Droid Serif"/>
    </style:style>
    <style:style style:name="T22_6" style:family="text">
      <style:text-properties style:font-name="Droid Serif" style:font-name-asian="Droid Serif" style:font-name-complex="Droid Serif"/>
    </style:style>
    <style:style style:name="T22_7" style:family="text">
      <style:text-properties style:font-name="Droid Serif" style:font-name-asian="Droid Serif" style:font-name-complex="Droid Serif"/>
    </style:style>
    <style:style style:name="T22_8" style:family="text">
      <style:text-properties style:font-name="Droid Serif" style:font-name-asian="Droid Serif" style:font-name-complex="Droid Serif"/>
    </style:style>
    <style:style style:name="T22_9" style:family="text">
      <style:text-properties style:font-name="Droid Serif" style:font-name-asian="Droid Serif" style:font-name-complex="Droid Serif"/>
    </style:style>
    <style:style style:name="T22_10" style:family="text">
      <style:text-properties style:font-name="Droid Serif" style:font-name-asian="Droid Serif" style:font-name-complex="Droid Serif"/>
    </style:style>
    <style:style style:name="T22_11" style:family="text">
      <style:text-properties style:font-name="Droid Serif" style:font-name-asian="Droid Serif" style:font-name-complex="Droid Serif"/>
    </style:style>
    <style:style style:name="T22_12" style:family="text">
      <style:text-properties style:font-name="Droid Serif" style:font-name-asian="Droid Serif" style:font-name-complex="Droid Serif"/>
    </style:style>
    <style:style style:name="T22_13" style:family="text">
      <style:text-properties style:font-name="Droid Serif" style:font-name-asian="Droid Serif" style:font-name-complex="Droid Serif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style:font-name="Droid Serif" style:font-name-asian="Droid Serif" style:font-name-complex="Droid Serif"/>
    </style:style>
    <style:style style:name="T23_2" style:family="text">
      <style:text-properties style:font-name="Droid Serif" style:font-name-asian="Droid Serif" style:font-name-complex="Droid Serif"/>
    </style:style>
    <style:style style:name="T23_3" style:family="text">
      <style:text-properties style:font-name="Droid Serif" style:font-name-asian="Droid Serif" style:font-name-complex="Droid Serif"/>
    </style:style>
    <style:style style:name="T23_4" style:family="text">
      <style:text-properties style:font-name="Droid Serif" style:font-name-asian="Droid Serif" style:font-name-complex="Droid Serif"/>
    </style:style>
    <style:style style:name="T23_5" style:family="text">
      <style:text-properties style:font-name="Droid Serif" style:font-name-asian="Droid Serif" style:font-name-complex="Droid Serif"/>
    </style:style>
    <style:style style:name="T23_6" style:family="text">
      <style:text-properties style:font-name="Droid Serif" style:font-name-asian="Droid Serif" style:font-name-complex="Droid Serif"/>
    </style:style>
    <style:style style:name="T23_7" style:family="text">
      <style:text-properties style:font-name="Droid Serif" style:font-name-asian="Droid Serif" style:font-name-complex="Droid Serif"/>
    </style:style>
    <style:style style:name="T23_8" style:family="text">
      <style:text-properties style:font-name="Droid Serif" style:font-name-asian="Droid Serif" style:font-name-complex="Droid Serif"/>
    </style:style>
    <style:style style:name="T23_9" style:family="text">
      <style:text-properties style:font-name="Droid Serif" style:font-name-asian="Droid Serif" style:font-name-complex="Droid Serif"/>
    </style:style>
    <style:style style:name="T23_10" style:family="text">
      <style:text-properties style:font-name="Droid Serif" style:font-name-asian="Droid Serif" style:font-name-complex="Droid Serif"/>
    </style:style>
    <style:style style:name="T23_11" style:family="text">
      <style:text-properties style:font-name="Droid Serif" style:font-name-asian="Droid Serif" style:font-name-complex="Droid Serif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style:font-name="Droid Serif" style:font-name-asian="Droid Serif" style:font-name-complex="Droid Serif"/>
    </style:style>
    <style:style style:name="T24_2" style:family="text">
      <style:text-properties style:font-name="Droid Serif" style:font-name-asian="Droid Serif" style:font-name-complex="Droid Serif"/>
    </style:style>
    <style:style style:name="T24_3" style:family="text">
      <style:text-properties style:font-name="Droid Serif" style:font-name-asian="Droid Serif" style:font-name-complex="Droid Serif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style:font-name="Droid Serif" style:font-name-asian="Droid Serif" style:font-name-complex="Droid Serif"/>
    </style:style>
    <style:style style:name="T25_2" style:family="text">
      <style:text-properties style:font-name="Droid Serif" style:font-name-asian="Droid Serif" style:font-name-complex="Droid Serif"/>
    </style:style>
    <style:style style:name="T25_3" style:family="text">
      <style:text-properties style:font-name="Droid Serif" style:font-name-asian="Droid Serif" style:font-name-complex="Droid Serif"/>
    </style:style>
    <style:style style:name="T25_4" style:family="text">
      <style:text-properties style:font-name="Droid Serif" style:font-name-asian="Droid Serif" style:font-name-complex="Droid Serif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style:font-name="Droid Serif" style:font-name-asian="Droid Serif" style:font-name-complex="Droid Serif"/>
    </style:style>
    <style:style style:name="T26_2" style:family="text">
      <style:text-properties style:font-name="Droid Serif" style:font-name-asian="Droid Serif" style:font-name-complex="Droid Serif"/>
    </style:style>
    <style:style style:name="T26_3" style:family="text">
      <style:text-properties style:font-name="Droid Serif" style:font-name-asian="Droid Serif" style:font-name-complex="Droid Serif"/>
    </style:style>
    <style:style style:name="T26_4" style:family="text">
      <style:text-properties style:font-name="Droid Serif" style:font-name-asian="Droid Serif" style:font-name-complex="Droid Serif"/>
    </style:style>
    <style:style style:name="T26_5" style:family="text">
      <style:text-properties style:font-name="Droid Serif" style:font-name-asian="Droid Serif" style:font-name-complex="Droid Serif"/>
    </style:style>
    <style:style style:name="T26_6" style:family="text">
      <style:text-properties style:font-name="Droid Serif" style:font-name-asian="Droid Serif" style:font-name-complex="Droid Serif"/>
    </style:style>
    <style:style style:name="T26_7" style:family="text">
      <style:text-properties style:font-name="Droid Serif" style:font-name-asian="Droid Serif" style:font-name-complex="Droid Serif"/>
    </style:style>
    <style:style style:name="T26_8" style:family="text">
      <style:text-properties style:font-name="Droid Serif" style:font-name-asian="Droid Serif" style:font-name-complex="Droid Serif"/>
    </style:style>
    <style:style style:name="T26_9" style:family="text">
      <style:text-properties style:font-name="Droid Serif" style:font-name-asian="Droid Serif" style:font-name-complex="Droid Serif"/>
    </style:style>
    <style:style style:name="T26_10" style:family="text">
      <style:text-properties style:font-name="Droid Serif" style:font-name-asian="Droid Serif" style:font-name-complex="Droid Serif"/>
    </style:style>
    <style:style style:name="T26_11" style:family="text">
      <style:text-properties style:font-name="Droid Serif" style:font-name-asian="Droid Serif" style:font-name-complex="Droid Serif"/>
    </style:style>
    <style:style style:name="T26_12" style:family="text">
      <style:text-properties style:font-name="Droid Serif" style:font-name-asian="Droid Serif" style:font-name-complex="Droid Serif"/>
    </style:style>
    <style:style style:name="T26_13" style:family="text">
      <style:text-properties style:font-name="Droid Serif" style:font-name-asian="Droid Serif" style:font-name-complex="Droid Serif"/>
    </style:style>
    <style:style style:name="T26_14" style:family="text">
      <style:text-properties style:font-name="Droid Serif" style:font-name-asian="Droid Serif" style:font-name-complex="Droid Serif"/>
    </style:style>
    <style:style style:name="T26_15" style:family="text">
      <style:text-properties style:font-name="Droid Serif" style:font-name-asian="Droid Serif" style:font-name-complex="Droid Serif"/>
    </style:style>
    <style:style style:name="T26_16" style:family="text">
      <style:text-properties style:font-name="Droid Serif" style:font-name-asian="Droid Serif" style:font-name-complex="Droid Serif"/>
    </style:style>
    <style:style style:name="T26_17" style:family="text">
      <style:text-properties style:font-name="Droid Serif" style:font-name-asian="Droid Serif" style:font-name-complex="Droid Serif"/>
    </style:style>
    <style:style style:name="T26_18" style:family="text">
      <style:text-properties style:font-name="Droid Serif" style:font-name-asian="Droid Serif" style:font-name-complex="Droid Serif"/>
    </style:style>
    <style:style style:name="T26_19" style:family="text">
      <style:text-properties style:font-name="Droid Serif" style:font-name-asian="Droid Serif" style:font-name-complex="Droid Serif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style:font-name="Droid Serif" style:font-name-asian="Droid Serif" style:font-name-complex="Droid Serif"/>
    </style:style>
    <style:style style:name="T27_2" style:family="text">
      <style:text-properties style:font-name="Droid Serif" style:font-name-asian="Droid Serif" style:font-name-complex="Droid Serif"/>
    </style:style>
    <style:style style:name="T27_3" style:family="text">
      <style:text-properties style:font-name="Droid Serif" style:font-name-asian="Droid Serif" style:font-name-complex="Droid Serif"/>
    </style:style>
    <style:style style:name="T27_4" style:family="text">
      <style:text-properties style:font-name="Droid Serif" style:font-name-asian="Droid Serif" style:font-name-complex="Droid Serif"/>
    </style:style>
    <style:style style:name="T27_5" style:family="text">
      <style:text-properties style:font-name="Droid Serif" style:font-name-asian="Droid Serif" style:font-name-complex="Droid Serif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style:font-name="Droid Serif" style:font-name-asian="Droid Serif" style:font-name-complex="Droid Serif"/>
    </style:style>
    <style:style style:name="T28_2" style:family="text">
      <style:text-properties style:font-name="Droid Serif" style:font-name-asian="Droid Serif" style:font-name-complex="Droid Serif"/>
    </style:style>
    <style:style style:name="T28_3" style:family="text">
      <style:text-properties style:font-name="Droid Serif" style:font-name-asian="Droid Serif" style:font-name-complex="Droid Serif"/>
    </style:style>
    <style:style style:name="T28_4" style:family="text">
      <style:text-properties style:font-name="Droid Serif" style:font-name-asian="Droid Serif" style:font-name-complex="Droid Serif"/>
    </style:style>
    <style:style style:name="T28_5" style:family="text">
      <style:text-properties style:font-name="Droid Serif" style:font-name-asian="Droid Serif" style:font-name-complex="Droid Serif"/>
    </style:style>
    <style:style style:name="T28_6" style:family="text">
      <style:text-properties style:font-name="Droid Serif" style:font-name-asian="Droid Serif" style:font-name-complex="Droid Serif"/>
    </style:style>
    <style:style style:name="T28_7" style:family="text">
      <style:text-properties style:font-name="Droid Serif" style:font-name-asian="Droid Serif" style:font-name-complex="Droid Serif"/>
    </style:style>
    <style:style style:name="T28_8" style:family="text">
      <style:text-properties style:font-name="Droid Serif" style:font-name-asian="Droid Serif" style:font-name-complex="Droid Serif"/>
    </style:style>
    <style:style style:name="T28_9" style:family="text">
      <style:text-properties style:font-name="Droid Serif" style:font-name-asian="Droid Serif" style:font-name-complex="Droid Serif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style:font-name="Droid Serif" style:font-name-asian="Droid Serif" style:font-name-complex="Droid Serif"/>
    </style:style>
    <style:style style:name="T29_2" style:family="text">
      <style:text-properties style:font-name="Droid Serif" style:font-name-asian="Droid Serif" style:font-name-complex="Droid Serif"/>
    </style:style>
    <style:style style:name="T29_3" style:family="text">
      <style:text-properties style:font-name="Droid Serif" style:font-name-asian="Droid Serif" style:font-name-complex="Droid Serif"/>
    </style:style>
    <style:style style:name="T29_4" style:family="text">
      <style:text-properties style:font-name="Droid Serif" style:font-name-asian="Droid Serif" style:font-name-complex="Droid Serif"/>
    </style:style>
    <style:style style:name="T29_5" style:family="text">
      <style:text-properties style:font-name="Droid Serif" style:font-name-asian="Droid Serif" style:font-name-complex="Droid Serif"/>
    </style:style>
    <style:style style:name="T29_6" style:family="text">
      <style:text-properties style:font-name="Droid Serif" style:font-name-asian="Droid Serif" style:font-name-complex="Droid Serif"/>
    </style:style>
    <style:style style:name="T29_7" style:family="text">
      <style:text-properties style:font-name="Droid Serif" style:font-name-asian="Droid Serif" style:font-name-complex="Droid Serif"/>
    </style:style>
    <style:style style:name="T29_8" style:family="text">
      <style:text-properties style:font-name="Droid Serif" style:font-name-asian="Droid Serif" style:font-name-complex="Droid Serif"/>
    </style:style>
    <style:style style:name="T29_9" style:family="text">
      <style:text-properties style:font-name="Droid Serif" style:font-name-asian="Droid Serif" style:font-name-complex="Droid Serif"/>
    </style:style>
    <style:style style:name="T29_10" style:family="text">
      <style:text-properties style:font-name="Droid Serif" style:font-name-asian="Droid Serif" style:font-name-complex="Droid Serif"/>
    </style:style>
    <style:style style:name="T29_11" style:family="text">
      <style:text-properties style:font-name="Droid Serif" style:font-name-asian="Droid Serif" style:font-name-complex="Droid Serif"/>
    </style:style>
    <style:style style:name="T29_12" style:family="text">
      <style:text-properties style:font-name="Droid Serif" style:font-name-asian="Droid Serif" style:font-name-complex="Droid Serif"/>
    </style:style>
    <style:style style:name="T29_13" style:family="text">
      <style:text-properties style:font-name="Droid Serif" style:font-name-asian="Droid Serif" style:font-name-complex="Droid Serif"/>
    </style:style>
    <style:style style:name="T29_14" style:family="text">
      <style:text-properties style:font-name="Droid Serif" style:font-name-asian="Droid Serif" style:font-name-complex="Droid Serif"/>
    </style:style>
    <style:style style:name="T29_15" style:family="text">
      <style:text-properties style:font-name="Droid Serif" style:font-name-asian="Droid Serif" style:font-name-complex="Droid Serif"/>
    </style:style>
    <style:style style:name="T29_16" style:family="text">
      <style:text-properties style:font-name="Droid Serif" style:font-name-asian="Droid Serif" style:font-name-complex="Droid Serif"/>
    </style:style>
    <style:style style:name="T29_17" style:family="text">
      <style:text-properties style:font-name="Droid Serif" style:font-name-asian="Droid Serif" style:font-name-complex="Droid Serif"/>
    </style:style>
    <style:style style:name="T29_18" style:family="text">
      <style:text-properties style:font-name="Droid Serif" style:font-name-asian="Droid Serif" style:font-name-complex="Droid Serif"/>
    </style:style>
    <style:style style:name="T29_19" style:family="text">
      <style:text-properties style:font-name="Droid Serif" style:font-name-asian="Droid Serif" style:font-name-complex="Droid Serif"/>
    </style:style>
    <style:style style:name="T29_20" style:family="text">
      <style:text-properties style:font-name="Droid Serif" style:font-name-asian="Droid Serif" style:font-name-complex="Droid Serif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style:font-name="Droid Serif" style:font-name-asian="Droid Serif" style:font-name-complex="Droid Serif"/>
    </style:style>
    <style:style style:name="T30_2" style:family="text">
      <style:text-properties style:font-name="Droid Serif" style:font-name-asian="Droid Serif" style:font-name-complex="Droid Serif"/>
    </style:style>
    <style:style style:name="T30_3" style:family="text">
      <style:text-properties style:font-name="Droid Serif" style:font-name-asian="Droid Serif" style:font-name-complex="Droid Serif"/>
    </style:style>
    <style:style style:name="T30_4" style:family="text">
      <style:text-properties style:font-name="Droid Serif" style:font-name-asian="Droid Serif" style:font-name-complex="Droid Serif"/>
    </style:style>
    <style:style style:name="T30_5" style:family="text">
      <style:text-properties style:font-name="Droid Serif" style:font-name-asian="Droid Serif" style:font-name-complex="Droid Serif"/>
    </style:style>
    <style:style style:name="T30_6" style:family="text">
      <style:text-properties style:font-name="Droid Serif" style:font-name-asian="Droid Serif" style:font-name-complex="Droid Serif"/>
    </style:style>
    <style:style style:name="T30_7" style:family="text">
      <style:text-properties style:font-name="Droid Serif" style:font-name-asian="Droid Serif" style:font-name-complex="Droid Serif"/>
    </style:style>
    <style:style style:name="T30_8" style:family="text">
      <style:text-properties style:font-name="Droid Serif" style:font-name-asian="Droid Serif" style:font-name-complex="Droid Serif"/>
    </style:style>
    <style:style style:name="T30_9" style:family="text">
      <style:text-properties style:font-name="Droid Serif" style:font-name-asian="Droid Serif" style:font-name-complex="Droid Serif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style:font-name="Droid Serif" style:font-name-asian="Droid Serif" style:font-name-complex="Droid Serif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style:font-name="Droid Serif" style:font-name-asian="Droid Serif" style:font-name-complex="Droid Serif"/>
    </style:style>
    <style:style style:name="T32_2" style:family="text">
      <style:text-properties style:font-name="Droid Serif" style:font-name-asian="Droid Serif" style:font-name-complex="Droid Serif"/>
    </style:style>
    <style:style style:name="T32_3" style:family="text">
      <style:text-properties style:font-name="Droid Serif" style:font-name-asian="Droid Serif" style:font-name-complex="Droid Serif"/>
    </style:style>
    <style:style style:name="T32_4" style:family="text">
      <style:text-properties style:font-name="Droid Serif" style:font-name-asian="Droid Serif" style:font-name-complex="Droid Serif"/>
    </style:style>
    <style:style style:name="T32_5" style:family="text">
      <style:text-properties style:font-name="Droid Serif" style:font-name-asian="Droid Serif" style:font-name-complex="Droid Serif"/>
    </style:style>
    <style:style style:name="T32_6" style:family="text">
      <style:text-properties style:font-name="Droid Serif" style:font-name-asian="Droid Serif" style:font-name-complex="Droid Serif"/>
    </style:style>
    <style:style style:name="T32_7" style:family="text">
      <style:text-properties style:font-name="Droid Serif" style:font-name-asian="Droid Serif" style:font-name-complex="Droid Serif"/>
    </style:style>
    <style:style style:name="T32_8" style:family="text">
      <style:text-properties style:font-name="Droid Serif" style:font-name-asian="Droid Serif" style:font-name-complex="Droid Serif"/>
    </style:style>
    <style:style style:name="T32_9" style:family="text">
      <style:text-properties style:font-name="Droid Serif" style:font-name-asian="Droid Serif" style:font-name-complex="Droid Serif"/>
    </style:style>
    <style:style style:name="T32_10" style:family="text">
      <style:text-properties style:font-name="Droid Serif" style:font-name-asian="Droid Serif" style:font-name-complex="Droid Serif"/>
    </style:style>
    <style:style style:name="T32_11" style:family="text">
      <style:text-properties style:font-name="Droid Serif" style:font-name-asian="Droid Serif" style:font-name-complex="Droid Serif"/>
    </style:style>
    <style:style style:name="T32_12" style:family="text">
      <style:text-properties style:font-name="Droid Serif" style:font-name-asian="Droid Serif" style:font-name-complex="Droid Serif"/>
    </style:style>
    <style:style style:name="T32_13" style:family="text">
      <style:text-properties style:font-name="Droid Serif" style:font-name-asian="Droid Serif" style:font-name-complex="Droid Serif"/>
    </style:style>
    <style:style style:name="T32_14" style:family="text">
      <style:text-properties style:font-name="Droid Serif" style:font-name-asian="Droid Serif" style:font-name-complex="Droid Serif"/>
    </style:style>
    <style:style style:name="T32_15" style:family="text">
      <style:text-properties style:font-name="Droid Serif" style:font-name-asian="Droid Serif" style:font-name-complex="Droid Serif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style:font-name="Droid Serif" style:font-name-asian="Droid Serif" style:font-name-complex="Droid Serif"/>
    </style:style>
    <style:style style:name="T33_2" style:family="text">
      <style:text-properties style:font-name="Droid Serif" style:font-name-asian="Droid Serif" style:font-name-complex="Droid Serif"/>
    </style:style>
    <style:style style:name="T33_3" style:family="text">
      <style:text-properties style:font-name="Droid Serif" style:font-name-asian="Droid Serif" style:font-name-complex="Droid Serif"/>
    </style:style>
    <style:style style:name="T33_4" style:family="text">
      <style:text-properties style:font-name="Droid Serif" style:font-name-asian="Droid Serif" style:font-name-complex="Droid Serif"/>
    </style:style>
    <style:style style:name="T33_5" style:family="text">
      <style:text-properties style:font-name="Droid Serif" style:font-name-asian="Droid Serif" style:font-name-complex="Droid Serif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style:font-name="Droid Serif" style:font-name-asian="Droid Serif" style:font-name-complex="Droid Serif"/>
    </style:style>
    <style:style style:name="T34_2" style:family="text">
      <style:text-properties style:font-name="Droid Serif" style:font-name-asian="Droid Serif" style:font-name-complex="Droid Serif"/>
    </style:style>
    <style:style style:name="T34_3" style:family="text">
      <style:text-properties style:font-name="Droid Serif" style:font-name-asian="Droid Serif" style:font-name-complex="Droid Serif"/>
    </style:style>
    <style:style style:name="T34_4" style:family="text">
      <style:text-properties style:font-name="Droid Serif" style:font-name-asian="Droid Serif" style:font-name-complex="Droid Serif"/>
    </style:style>
    <style:style style:name="T34_5" style:family="text">
      <style:text-properties style:font-name="Droid Serif" style:font-name-asian="Droid Serif" style:font-name-complex="Droid Serif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style:font-name="Droid Serif" style:font-name-asian="Droid Serif" style:font-name-complex="Droid Serif"/>
    </style:style>
    <style:style style:name="T35_2" style:family="text">
      <style:text-properties style:font-name="Droid Serif" style:font-name-asian="Droid Serif" style:font-name-complex="Droid Serif"/>
    </style:style>
    <style:style style:name="T35_3" style:family="text">
      <style:text-properties style:font-name="Droid Serif" style:font-name-asian="Droid Serif" style:font-name-complex="Droid Serif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style:font-name="Droid Serif" style:font-name-asian="Droid Serif" style:font-name-complex="Droid Serif"/>
    </style:style>
    <style:style style:name="T36_2" style:family="text">
      <style:text-properties style:font-name="Droid Serif" style:font-name-asian="Droid Serif" style:font-name-complex="Droid Serif"/>
    </style:style>
    <style:style style:name="T36_3" style:family="text">
      <style:text-properties style:font-name="Droid Serif" style:font-name-asian="Droid Serif" style:font-name-complex="Droid Serif"/>
    </style:style>
    <style:style style:name="T36_4" style:family="text">
      <style:text-properties style:font-name="Droid Serif" style:font-name-asian="Droid Serif" style:font-name-complex="Droid Serif"/>
    </style:style>
    <style:style style:name="T36_5" style:family="text">
      <style:text-properties style:font-name="Droid Serif" style:font-name-asian="Droid Serif" style:font-name-complex="Droid Serif"/>
    </style:style>
    <style:style style:name="T36_6" style:family="text">
      <style:text-properties style:font-name="Droid Serif" style:font-name-asian="Droid Serif" style:font-name-complex="Droid Serif"/>
    </style:style>
    <style:style style:name="T36_7" style:family="text">
      <style:text-properties style:font-name="Droid Serif" style:font-name-asian="Droid Serif" style:font-name-complex="Droid Serif"/>
    </style:style>
    <style:style style:name="T36_8" style:family="text">
      <style:text-properties style:font-name="Droid Serif" style:font-name-asian="Droid Serif" style:font-name-complex="Droid Serif"/>
    </style:style>
    <style:style style:name="T36_9" style:family="text">
      <style:text-properties style:font-name="Droid Serif" style:font-name-asian="Droid Serif" style:font-name-complex="Droid Serif"/>
    </style:style>
    <style:style style:name="T36_10" style:family="text">
      <style:text-properties style:font-name="Droid Serif" style:font-name-asian="Droid Serif" style:font-name-complex="Droid Serif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style:font-name="Droid Serif" style:font-name-asian="Droid Serif" style:font-name-complex="Droid Serif"/>
    </style:style>
    <style:style style:name="T37_2" style:family="text">
      <style:text-properties style:font-name="Droid Serif" style:font-name-asian="Droid Serif" style:font-name-complex="Droid Serif"/>
    </style:style>
    <style:style style:name="T37_3" style:family="text">
      <style:text-properties style:font-name="Droid Serif" style:font-name-asian="Droid Serif" style:font-name-complex="Droid Serif"/>
    </style:style>
    <style:style style:name="T37_4" style:family="text">
      <style:text-properties style:font-name="Droid Serif" style:font-name-asian="Droid Serif" style:font-name-complex="Droid Serif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style:font-name="Droid Serif" style:font-name-asian="Droid Serif" style:font-name-complex="Droid Serif"/>
    </style:style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>
      <style:text-properties style:font-name="Droid Serif" style:font-name-asian="Droid Serif" style:font-name-complex="Droid Serif"/>
    </style:style>
    <style:style style:name="T39_2" style:family="text">
      <style:text-properties style:font-name="Droid Serif" style:font-name-asian="Droid Serif" style:font-name-complex="Droid Serif"/>
    </style:style>
    <style:style style:name="T39_3" style:family="text">
      <style:text-properties style:font-name="Droid Serif" style:font-name-asian="Droid Serif" style:font-name-complex="Droid Serif"/>
    </style:style>
    <style:style style:name="T39_4" style:family="text">
      <style:text-properties style:font-name="Droid Serif" style:font-name-asian="Droid Serif" style:font-name-complex="Droid Serif"/>
    </style:style>
    <style:style style:name="P40" style:family="paragraph" style:parent-style-name="Standard">
      <style:paragraph-properties fo:break-before="auto" fo:line-height="115%" style:writing-mode="lr-tb"/>
      <style:text-properties style:font-name="Droid Serif" style:font-name-asian="Droid Serif" style:font-name-complex="Droid Serif"/>
    </style:style>
  </office:automatic-styles>
  <office:body>
    <office:text>
      <text:list text:style-name="LS1" xml:id="list0">
        <text:list-item>
          <text:p text:style-name="P1"><text:span text:style-name="T1_1">Syntax</text:span><text:span text:style-name="T1_2">,<text:s/></text:span><text:span text:style-name="T1_3">Operators</text:span><text:span text:style-name="T1_4">,<text:s/></text:span><text:span text:style-name="T1_5">and</text:span><text:span text:style-name="T1_6"><text:s/></text:span><text:span text:style-name="T1_7">basic</text:span><text:span text:style-name="T1_8"><text:s/></text:span><text:span text:style-name="T1_9">object</text:span><text:span text:style-name="T1_10">-</text:span><text:span text:style-name="T1_11">oriented</text:span><text:span text:style-name="T1_12"><text:s/></text:span><text:span text:style-name="T1_13">functionality</text:span></text:p>
          <text:list>
            <text:list-item>
              <text:p text:style-name="P2"><text:span text:style-name="T2_1">Semi</text:span><text:span text:style-name="T2_2">-</text:span><text:span text:style-name="T2_3">free</text:span><text:span text:style-name="T2_4"><text:s/></text:span><text:span text:style-name="T2_5">formatting</text:span></text:p>
            </text:list-item>
            <text:list-item>
              <text:p text:style-name="P3"><text:span text:style-name="T3_1">Standard</text:span><text:span text:style-name="T3_2"><text:s/></text:span><text:span text:style-name="T3_3">Headers</text:span></text:p>
            </text:list-item>
            <text:list-item>
              <text:p text:style-name="P4"><text:span text:style-name="T4_1">Doc</text:span><text:span text:style-name="T4_2"><text:s/></text:span><text:span text:style-name="T4_3">Strings</text:span></text:p>
            </text:list-item>
            <text:list-item>
              <text:p text:style-name="P5"><text:span text:style-name="T5_1">Math</text:span><text:span text:style-name="T5_2"><text:s/></text:span><text:span text:style-name="T5_3">data</text:span><text:span text:style-name="T5_4"><text:s/></text:span><text:span text:style-name="T5_5">types</text:span></text:p>
            </text:list-item>
            <text:list-item>
              <text:p text:style-name="P6"><text:span text:style-name="T6_1">Unitary</text:span><text:span text:style-name="T6_2"><text:s/></text:span><text:span text:style-name="T6_3">and</text:span><text:span text:style-name="T6_4"><text:s/></text:span><text:span text:style-name="T6_5">binary</text:span><text:span text:style-name="T6_6"><text:s/></text:span><text:span text:style-name="T6_7">operators</text:span></text:p>
            </text:list-item>
            <text:list-item>
              <text:p text:style-name="P7"><text:span text:style-name="T7_1">Logic</text:span></text:p>
            </text:list-item>
            <text:list-item>
              <text:p text:style-name="P8"><text:span text:style-name="T8_1">Type</text:span><text:span text:style-name="T8_2"><text:s/></text:span><text:span text:style-name="T8_3">conversion</text:span><text:span text:style-name="T8_4"><text:s/></text:span><text:span text:style-name="T8_5">and</text:span><text:span text:style-name="T8_6"><text:s/></text:span><text:span text:style-name="T8_7">basic</text:span><text:span text:style-name="T8_8"><text:s/></text:span><text:span text:style-name="T8_9">strings</text:span></text:p>
            </text:list-item>
            <text:list-item>
              <text:p text:style-name="P9"><text:span text:style-name="T9_1">Loops</text:span><text:span text:style-name="T9_2"><text:s/></text:span><text:span text:style-name="T9_3">and</text:span><text:span text:style-name="T9_4"><text:s/></text:span><text:span text:style-name="T9_5">IF</text:span><text:span text:style-name="T9_6">'</text:span><text:span text:style-name="T9_7">s</text:span></text:p>
            </text:list-item>
          </text:list>
        </text:list-item>
        <text:list-item>
          <text:p text:style-name="P10"><text:span text:style-name="T10_1">More</text:span><text:span text:style-name="T10_2"><text:s/></text:span><text:span text:style-name="T10_3">data</text:span><text:span text:style-name="T10_4"><text:s/></text:span><text:span text:style-name="T10_5">types</text:span><text:span text:style-name="T10_6"><text:s/></text:span><text:span text:style-name="T10_7">and</text:span><text:span text:style-name="T10_8"><text:s/></text:span><text:span text:style-name="T10_9">file</text:span><text:span text:style-name="T10_10"><text:s/></text:span><text:span text:style-name="T10_11">handling</text:span><text:span text:style-name="T10_12"><text:s/>(</text:span><text:span text:style-name="T10_13">These</text:span><text:span text:style-name="T10_14"><text:s/></text:span><text:span text:style-name="T10_15">are</text:span><text:span text:style-name="T10_16"><text:s/></text:span><text:span text:style-name="T10_17">not</text:span><text:span text:style-name="T10_18"><text:s/></text:span><text:span text:style-name="T10_19">time</text:span><text:span text:style-name="T10_20"><text:s/></text:span><text:span text:style-name="T10_21">consuming</text:span><text:span text:style-name="T10_22"><text:s/></text:span><text:span text:style-name="T10_23">topics</text:span><text:span text:style-name="T10_24">,<text:s/></text:span><text:span text:style-name="T10_25">but</text:span><text:span text:style-name="T10_26"><text:s/></text:span><text:span text:style-name="T10_27">there</text:span><text:span text:style-name="T10_28"><text:s/></text:span><text:span text:style-name="T10_29">can</text:span><text:span text:style-name="T10_30"><text:s/></text:span><text:span text:style-name="T10_31">be</text:span><text:span text:style-name="T10_32"><text:s/></text:span><text:span text:style-name="T10_33">many</text:span><text:span text:style-name="T10_34"><text:s/></text:span><text:span text:style-name="T10_35">examples</text:span><text:span text:style-name="T10_36"><text:s/></text:span><text:span text:style-name="T10_37">to</text:span><text:span text:style-name="T10_38"><text:s/></text:span><text:span text:style-name="T10_39">go</text:span><text:span text:style-name="T10_40"><text:s/></text:span><text:span text:style-name="T10_41">through</text:span><text:span text:style-name="T10_42">)</text:span></text:p>
          <text:list>
            <text:list-item>
              <text:p text:style-name="P11"><text:span text:style-name="T11_1">Complex</text:span><text:span text:style-name="T11_2"><text:s/></text:span><text:span text:style-name="T11_3">data</text:span><text:span text:style-name="T11_4"><text:s/></text:span><text:span text:style-name="T11_5">types</text:span><text:span text:style-name="T11_6">:<text:s/></text:span><text:span text:style-name="T11_7">Lists</text:span><text:span text:style-name="T11_8">,<text:s/></text:span><text:span text:style-name="T11_9">sets</text:span><text:span text:style-name="T11_10">,<text:s/></text:span><text:span text:style-name="T11_11">and</text:span><text:span text:style-name="T11_12"><text:s/></text:span><text:span text:style-name="T11_13">dictionaries</text:span><text:span text:style-name="T11_14">,<text:s/></text:span><text:span text:style-name="T11_15">and</text:span><text:span text:style-name="T11_16"><text:s/></text:span><text:span text:style-name="T11_17">how</text:span><text:span text:style-name="T11_18"><text:s/></text:span><text:span text:style-name="T11_19">to</text:span><text:span text:style-name="T11_20"><text:s/></text:span><text:span text:style-name="T11_21">organize</text:span><text:span text:style-name="T11_22"><text:s/></text:span><text:span text:style-name="T11_23">data</text:span></text:p>
            </text:list-item>
            <text:list-item>
              <text:p text:style-name="P12"><text:span text:style-name="T12_1">File</text:span><text:span text:style-name="T12_2"><text:s/></text:span><text:span text:style-name="T12_3">handles</text:span><text:span text:style-name="T12_4"><text:s/></text:span><text:span text:style-name="T12_5">as</text:span><text:span text:style-name="T12_6"><text:s/></text:span><text:span text:style-name="T12_7">objects</text:span><text:span text:style-name="T12_8">,<text:s/></text:span><text:span text:style-name="T12_9">and</text:span><text:span text:style-name="T12_10"><text:s/></text:span><text:span text:style-name="T12_11">read</text:span><text:span text:style-name="T12_12">/</text:span><text:span text:style-name="T12_13">write</text:span><text:span text:style-name="T12_14"><text:s/></text:span><text:span text:style-name="T12_15">modes</text:span></text:p>
            </text:list-item>
            <text:list-item>
              <text:p text:style-name="P13"><text:span text:style-name="T13_1">File</text:span><text:span text:style-name="T13_2"><text:s/></text:span><text:span text:style-name="T13_3">handle</text:span><text:span text:style-name="T13_4"><text:s/></text:span><text:span text:style-name="T13_5">methods</text:span></text:p>
            </text:list-item>
          </text:list>
        </text:list-item>
        <text:list-item>
          <text:p text:style-name="P14"><text:span text:style-name="T14_1">Strings</text:span></text:p>
          <text:list>
            <text:list-item>
              <text:p text:style-name="P15"><text:span text:style-name="T15_1">Regular</text:span><text:span text:style-name="T15_2"><text:s/></text:span><text:span text:style-name="T15_3">Expressions</text:span></text:p>
            </text:list-item>
            <text:list-item>
              <text:p text:style-name="P16"><text:span text:style-name="T16_1">String</text:span><text:span text:style-name="T16_2"><text:s/></text:span><text:span text:style-name="T16_3">Objects</text:span></text:p>
            </text:list-item>
            <text:list-item>
              <text:p text:style-name="P17"><text:span text:style-name="T17_1">Parsing</text:span><text:span text:style-name="T17_2"><text:s/></text:span><text:span text:style-name="T17_3">files</text:span></text:p>
            </text:list-item>
            <text:list-item>
              <text:p text:style-name="P18"><text:span text:style-name="T18_1">Writing</text:span><text:span text:style-name="T18_2"><text:s/></text:span><text:span text:style-name="T18_3">Output</text:span></text:p>
            </text:list-item>
          </text:list>
        </text:list-item>
        <text:list-item>
          <text:p text:style-name="P19"><text:span text:style-name="T19_1">Standard</text:span><text:span text:style-name="T19_2"><text:s/></text:span><text:span text:style-name="T19_3">Modules</text:span></text:p>
          <text:list>
            <text:list-item>
              <text:p text:style-name="P20"><text:span text:style-name="T20_1">Intro</text:span><text:span text:style-name="T20_2"><text:s/></text:span><text:span text:style-name="T20_3">to</text:span><text:span text:style-name="T20_4"><text:s/></text:span><text:span text:style-name="T20_5">documentation</text:span><text:span text:style-name="T20_6"><text:s/></text:span><text:span text:style-name="T20_7">and</text:span><text:span text:style-name="T20_8"><text:s/></text:span><text:span text:style-name="T20_9">tour</text:span><text:span text:style-name="T20_10"><text:s/></text:span><text:span text:style-name="T20_11">of</text:span><text:span text:style-name="T20_12"><text:s/></text:span><text:span text:style-name="T20_13">standard</text:span><text:span text:style-name="T20_14"><text:s/></text:span><text:span text:style-name="T20_15">library</text:span></text:p>
            </text:list-item>
            <text:list-item>
              <text:p text:style-name="P21"><text:span text:style-name="T21_1">Mathematical</text:span><text:span text:style-name="T21_2"><text:s/></text:span><text:span text:style-name="T21_3">functions</text:span><text:span text:style-name="T21_4"><text:s/></text:span><text:span text:style-name="T21_5">with</text:span><text:span text:style-name="T21_6"><text:s/></text:span><text:span text:style-name="T21_7">math</text:span><text:span text:style-name="T21_8"><text:s/></text:span><text:span text:style-name="T21_9">module</text:span></text:p>
            </text:list-item>
            <text:list-item>
              <text:p text:style-name="P22"><text:span text:style-name="T22_1">Reading</text:span><text:span text:style-name="T22_2"><text:s/></text:span><text:span text:style-name="T22_3">command</text:span><text:span text:style-name="T22_4">-</text:span><text:span text:style-name="T22_5">line</text:span><text:span text:style-name="T22_6"><text:s/></text:span><text:span text:style-name="T22_7">arguments</text:span><text:span text:style-name="T22_8"><text:s/></text:span><text:span text:style-name="T22_9">with</text:span><text:span text:style-name="T22_10"><text:s/></text:span><text:span text:style-name="T22_11">sys</text:span><text:span text:style-name="T22_12"><text:s/></text:span><text:span text:style-name="T22_13">module</text:span></text:p>
            </text:list-item>
            <text:list-item>
              <text:p text:style-name="P23"><text:span text:style-name="T23_1">Accessing</text:span><text:span text:style-name="T23_2"><text:s/></text:span><text:span text:style-name="T23_3">file</text:span><text:span text:style-name="T23_4"><text:s/></text:span><text:span text:style-name="T23_5">system</text:span><text:span text:style-name="T23_6"><text:s/></text:span><text:span text:style-name="T23_7">with</text:span><text:span text:style-name="T23_8"><text:s/></text:span><text:span text:style-name="T23_9">os</text:span><text:span text:style-name="T23_10"><text:s/></text:span><text:span text:style-name="T23_11">module</text:span></text:p>
            </text:list-item>
            <text:list-item>
              <text:p text:style-name="P24"><text:span text:style-name="T24_1">warnings</text:span><text:span text:style-name="T24_2"><text:s/></text:span><text:span text:style-name="T24_3">module</text:span></text:p>
            </text:list-item>
          </text:list>
        </text:list-item>
        <text:list-item>
          <text:p text:style-name="P25"><text:span text:style-name="T25_1">Modules</text:span><text:span text:style-name="T25_2">,<text:s/></text:span><text:span text:style-name="T25_3">continued</text:span><text:span text:style-name="T25_4">.</text:span></text:p>
          <text:list>
            <text:list-item>
              <text:p text:style-name="P26"><text:span text:style-name="T26_1">Numpy</text:span><text:span text:style-name="T26_2"><text:s/>&amp;<text:s/></text:span><text:span text:style-name="T26_3">Scipy</text:span><text:span text:style-name="T26_4">,<text:s/></text:span><text:span text:style-name="T26_5">modules</text:span><text:span text:style-name="T26_6"><text:s/></text:span><text:span text:style-name="T26_7">for</text:span><text:span text:style-name="T26_8"><text:s/></text:span><text:span text:style-name="T26_9">more</text:span><text:span text:style-name="T26_10"><text:s/></text:span><text:span text:style-name="T26_11">advance</text:span><text:span text:style-name="T26_12"><text:s/></text:span><text:span text:style-name="T26_13">math</text:span><text:span text:style-name="T26_14"><text:s/></text:span><text:span text:style-name="T26_15">and</text:span><text:span text:style-name="T26_16"><text:s/></text:span><text:span text:style-name="T26_17">scientific</text:span><text:span text:style-name="T26_18"><text:s/></text:span><text:span text:style-name="T26_19">libraries</text:span></text:p>
              <text:list>
                <text:list-item>
                  <text:p text:style-name="P27"><text:span text:style-name="T27_1">Arrays</text:span><text:span text:style-name="T27_2"><text:s/></text:span><text:span text:style-name="T27_3">and</text:span><text:span text:style-name="T27_4"><text:s/></text:span><text:span text:style-name="T27_5">matrices</text:span></text:p>
                </text:list-item>
                <text:list-item>
                  <text:p text:style-name="P28"><text:span text:style-name="T28_1">Linear</text:span><text:span text:style-name="T28_2"><text:s/></text:span><text:span text:style-name="T28_3">algebra</text:span><text:span text:style-name="T28_4"><text:s/></text:span><text:span text:style-name="T28_5">with</text:span><text:span text:style-name="T28_6"><text:s/></text:span><text:span text:style-name="T28_7">scipy</text:span><text:span text:style-name="T28_8">.</text:span><text:span text:style-name="T28_9">linalg</text:span></text:p>
                </text:list-item>
                <text:list-item>
                  <text:p text:style-name="P29"><text:span text:style-name="T29_1">Functions</text:span><text:span text:style-name="T29_2"><text:s/></text:span><text:span text:style-name="T29_3">and</text:span><text:span text:style-name="T29_4"><text:s/></text:span><text:span text:style-name="T29_5">methods</text:span><text:span text:style-name="T29_6"><text:s/></text:span><text:span text:style-name="T29_7">from</text:span><text:span text:style-name="T29_8"><text:s/></text:span><text:span text:style-name="T29_9">libraries</text:span><text:span text:style-name="T29_10">:<text:s/></text:span><text:span text:style-name="T29_11">orthogonal</text:span><text:span text:style-name="T29_12"><text:s/></text:span><text:span text:style-name="T29_13">polynomials</text:span><text:span text:style-name="T29_14">,<text:s/></text:span><text:span text:style-name="T29_15">FFT</text:span><text:span text:style-name="T29_16">,<text:s/></text:span><text:span text:style-name="T29_17">stats</text:span><text:span text:style-name="T29_18">,<text:s/></text:span><text:span text:style-name="T29_19">etc</text:span><text:span text:style-name="T29_20">.</text:span></text:p>
                </text:list-item>
              </text:list>
            </text:list-item>
            <text:list-item>
              <text:p text:style-name="P30"><text:span text:style-name="T30_1">Writing</text:span><text:span text:style-name="T30_2"><text:s/></text:span><text:span text:style-name="T30_3">classes</text:span><text:span text:style-name="T30_4">,<text:s/></text:span><text:span text:style-name="T30_5">methods</text:span><text:span text:style-name="T30_6">,<text:s/></text:span><text:span text:style-name="T30_7">and</text:span><text:span text:style-name="T30_8"><text:s/></text:span><text:span text:style-name="T30_9">functions</text:span></text:p>
              <text:list>
                <text:list-item>
                  <text:p text:style-name="P31"><text:span text:style-name="T31_1">Syntax</text:span></text:p>
                </text:list-item>
                <text:list-item>
                  <text:p text:style-name="P32"><text:span text:style-name="T32_1">Building</text:span><text:span text:style-name="T32_2"><text:s/></text:span><text:span text:style-name="T32_3">one</text:span><text:span text:style-name="T32_4">'</text:span><text:span text:style-name="T32_5">s</text:span><text:span text:style-name="T32_6"><text:s/></text:span><text:span text:style-name="T32_7">own</text:span><text:span text:style-name="T32_8"><text:s/></text:span><text:span text:style-name="T32_9">module</text:span><text:span text:style-name="T32_10"><text:s/></text:span><text:span text:style-name="T32_11">library</text:span><text:span text:style-name="T32_12"><text:s/></text:span><text:span text:style-name="T32_13">with</text:span><text:span text:style-name="T32_14"><text:s/>$</text:span><text:span text:style-name="T32_15">PYTHONPATH</text:span></text:p>
                </text:list-item>
              </text:list>
            </text:list-item>
          </text:list>
        </text:list-item>
        <text:list-item>
          <text:p text:style-name="P33"><text:span text:style-name="T33_1">Graphics</text:span><text:span text:style-name="T33_2"><text:s/></text:span><text:span text:style-name="T33_3">with</text:span><text:span text:style-name="T33_4"><text:s/></text:span><text:span text:style-name="T33_5">matplotlib</text:span></text:p>
          <text:list>
            <text:list-item>
              <text:p text:style-name="P34"><text:span text:style-name="T34_1">Simple</text:span><text:span text:style-name="T34_2"><text:s/>2</text:span><text:span text:style-name="T34_3">D</text:span><text:span text:style-name="T34_4"><text:s/></text:span><text:span text:style-name="T34_5">plots</text:span></text:p>
              <text:list>
                <text:list-item>
                  <text:p text:style-name="P35"><text:span text:style-name="T35_1">Plot</text:span><text:span text:style-name="T35_2"><text:s/></text:span><text:span text:style-name="T35_3">types</text:span></text:p>
                </text:list-item>
                <text:list-item>
                  <text:p text:style-name="P36"><text:span text:style-name="T36_1">Colors</text:span><text:span text:style-name="T36_2">,<text:s/></text:span><text:span text:style-name="T36_3">line</text:span><text:span text:style-name="T36_4"><text:s/></text:span><text:span text:style-name="T36_5">styles</text:span><text:span text:style-name="T36_6">,<text:s/></text:span><text:span text:style-name="T36_7">options</text:span><text:span text:style-name="T36_8">,<text:s/></text:span><text:span text:style-name="T36_9">etc</text:span><text:span text:style-name="T36_10">.</text:span></text:p>
                </text:list-item>
              </text:list>
            </text:list-item>
            <text:list-item>
              <text:p text:style-name="P37"><text:span text:style-name="T37_1">3</text:span><text:span text:style-name="T37_2">D</text:span><text:span text:style-name="T37_3"><text:s/></text:span><text:span text:style-name="T37_4">plots</text:span></text:p>
            </text:list-item>
            <text:list-item>
              <text:p text:style-name="P38"><text:span text:style-name="T38_1">Histograms</text:span></text:p>
            </text:list-item>
            <text:list-item>
              <text:p text:style-name="P39"><text:span text:style-name="T39_1">Animation</text:span><text:span text:style-name="T39_2"><text:s/>(</text:span><text:span text:style-name="T39_3">maybe</text:span><text:span text:style-name="T39_4">?)</text:span></text:p>
            </text:list-item>
          </text:list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erif" svg:font-family="Droid Serif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Droid Serif" fo:font-size="11pt" style:font-name-asian="Droid Serif" style:font-size-asian="11pt" style:font-name-complex="Droid Serif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